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05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5734168" text:id="ct2857341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85734688" text:id="ct2857346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85734792" text:id="ct28573479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85736664" text:id="ct2857366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14186614438787726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43"/>
        </text:list-item>
      </text:list>
      <text:p text:style-name="P20"/>
      <text:p text:style-name="P12"/>
      <text:p text:style-name="P2"><text:change text:change-id="ct285734168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6"><text:change text:change-id="ct285734688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285734792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6_07182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  <text:p text:style-name="P18"/>
            <text:p text:style-name="P18">for / wreath / grace / they</text:p>
            <text:p text:style-name="P18"><text:soft-page-break/>for head + thee / and necklaces</text:p>
            <text:p text:style-name="P18"/>
            <text:p text:style-name="P18">for throats + thee</text:p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  <text:p text:style-name="P18"/>
            <text:p text:style-name="P18">son + my / if – they are enticing + thee</text:p>
            <text:p text:style-name="P18">sinful ones / must not – you are complying</text:p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  <text:p text:style-name="P18"/>
            <text:p text:style-name="P18">if – they are saying / to go + thereof</text:p>
            <text:p text:style-name="P18">with + us</text:p>
            <text:p text:style-name="P18"/>
            <text:p text:style-name="P18">to ambush / for blood / we shall lurk</text:p>
            <text:p text:style-name="P18">for innocent one / gratuitously</text:p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</text:p>
            <text:p text:style-name="P21">חַיִּים; <text:s text:c="3"/>וּתְמִימִים, כְּיוֹרְדֵי בוֹר.</text:p>
          </table:table-cell>
          <table:table-cell table:style-name="表29.B2" office:value-type="string">
            <text:p text:style-name="P18"/>
            <text:p text:style-name="P18"/>
            <text:p text:style-name="P18">we shall swallow up + them / as unseen</text:p>
            <text:p text:style-name="P18">ones-alive / and flawless ones</text:p>
            <text:p text:style-name="P18"/>
            <text:p text:style-name="P18">as ones-descending / crypt</text:p>
          </table:table-cell>
        </table:table-row>
        <table:table-row>
          <table:table-cell table:style-name="表29.A2" office:value-type="string">
            <text:p text:style-name="P21">1:13</text:p>
            <text:p text:style-name="P21">כָּל-הוֹן יָקָר נִמְצָא; <text:s text:c="3"/>נְמַלֵּא בָתֵּינוּ שָׁלָל.</text:p>
          </table:table-cell>
          <table:table-cell table:style-name="表29.B2" office:value-type="string">
            <text:p text:style-name="P18"/>
            <text:p text:style-name="P18"/>
            <text:p text:style-name="P18">all – wealth / precious / we shall find</text:p>
            <text:p text:style-name="P18">we shall fill / houses + us / loot</text:p>
          </table:table-cell>
        </table:table-row>
        <table:table-row>
          <table:table-cell table:style-name="表29.A2" office:value-type="string">
            <text:p text:style-name="P21">1:14</text:p>
            <text:p text:style-name="P21">גּוֹרָלְךָ, תַּפִּיל בְּתוֹכֵנוּ; <text:s text:c="3"/>כִּיס אֶחָד, יִהְיֶה לְכֻלָּנוּ.</text:p>
          </table:table-cell>
          <table:table-cell table:style-name="表29.B2" office:value-type="string">
            <text:p text:style-name="P18"/>
            <text:p text:style-name="P18"/>
            <text:p text:style-name="P18">lot + thee / you shall cast / in midst + us</text:p>
            <text:p text:style-name="P18">purse / one / he shall be / for all + us</text:p>
          </table:table-cell>
        </table:table-row>
        <text:soft-page-break/>
        <table:table-row>
          <table:table-cell table:style-name="表29.A2" office:value-type="string">
            <text:p text:style-name="P21">1:15</text:p>
            <text:p text:style-name="P21">בְּנִי--אַל-תֵּלֵךְ </text:p>
            <text:p text:style-name="P21">בְּדֶרֶךְ אִתָּם; <text:s text:c="3"/>מְנַע רַגְלְךָ, מִנְּתִיבָתָם.</text:p>
          </table:table-cell>
          <table:table-cell table:style-name="表29.B2" office:value-type="string">
            <text:p text:style-name="P18"/>
            <text:p text:style-name="P18"/>
            <text:p text:style-name="P18">son + my / must not – you are going</text:p>
            <text:p text:style-name="P18">in way / with + them / withhold you</text:p>
            <text:p text:style-name="P18">foot + thee / from track + them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 רַגְלֵיהֶם, לָרַע יָרוּצוּ; <text:s text:c="3"/>וִימַהֲרוּ, לִשְׁפָּךְ-דָּם.</text:p>
          </table:table-cell>
          <table:table-cell table:style-name="表29.B2" office:value-type="string">
            <text:p text:style-name="P18"/>
            <text:p text:style-name="P18"/>
            <text:p text:style-name="P18">for / feet + them / to the evil / they are running</text:p>
            <text:p text:style-name="P18">they are hastening / to. to shed - blood</text:p>
          </table:table-cell>
        </table:table-row>
        <table:table-row>
          <table:table-cell table:style-name="表29.A2" office:value-type="string">
            <text:p text:style-name="P32">/] 20200416_081743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7</text:p>
            <text:p text:style-name="P21">כִּי-חִנָּם, מְזֹרָה הָרָשֶׁת-- <text:s text:c="3"/>בְּעֵינֵי, כָּל-בַּעַל כָּנָף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18</text:p>
            <text:p text:style-name="P21">וְהֵם, לְדָמָם יֶאֱרֹבוּ; <text:s text:c="3"/>יִצְפְּנוּ, לְנַפְשֹׁתָם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19</text:p>
            <text:p text:style-name="P21">כֵּן--אָרְחוֹת, כָּל-בֹּצֵעַ בָּצַע; <text:s text:c="3"/>אֶת-נֶפֶשׁ בְּעָלָיו יִקָּח.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21">1:20</text:p>
            <text:p text:style-name="P21">חָכְמוֹת, בַּחוּץ תָּרֹנָּה; <text:s text:c="3"/>בָּרְחֹבוֹת, תִּתֵּן קוֹלָהּ.</text:p>
          </table:table-cell>
          <table:table-cell table:style-name="表29.B2" office:value-type="string">
            <text:p text:style-name="P18"/>
          </table:table-cell>
        </table:table-row>
        <table:table-row table:style-name="表29.105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8"/>
      <text:p text:style-name="P10">------------------------------------------------------------</text:p>
      <text:p text:style-name="P10">[XXX] 20200327_115755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28"><text:soft-page-break/></text:p>
      <text:p text:style-name="P28"/>
      <text:p text:style-name="P5">------------------------------------------------------------ TEMPLATE<text:change text:change-id="ct285736664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8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><text:soft-page-break/></text:p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25"/>
      <text:p text:style-name="P25"/>
      <text:p text:style-name="P20">/------------------------------------------------------------ /TEMPLATE</text:p>
      <text:p text:style-name="P25"/>
      <text:p text:style-name="P9">--------------------------------------- [STEPS : closing] 20191009_161940</text:p>
      <text:list xml:id="list8124304232791754720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ext:soft-page-break/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6T08:17:47.01</dc:date>
    <dc:creator>iwabuchi ken</dc:creator>
    <meta:editing-duration>P4DT23H51M55S</meta:editing-duration>
    <meta:editing-cycles>281</meta:editing-cycles>
    <meta:generator>OpenOffice/4.1.3$Win32 OpenOffice.org_project/413m1$Build-9783</meta:generator>
    <meta:document-statistic meta:table-count="35" meta:image-count="0" meta:object-count="0" meta:page-count="57" meta:paragraph-count="1444" meta:word-count="7043" meta:character-count="36347"/>
  </office:meta>
</office:document-meta>
</file>